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NR_5f_values" style:display-name="SNR_values" style:family="table">
      <style:table-properties style:width="17cm" table:align="margins" style:may-break-between-rows="true" table:border-model="collapsing"/>
    </style:style>
    <style:style style:name="SNR_5f_values.A" style:display-name="SNR_values.A" style:family="table-column">
      <style:table-column-properties style:column-width="3.399cm" style:rel-column-width="13106*"/>
    </style:style>
    <style:style style:name="SNR_5f_values.B" style:display-name="SNR_values.B" style:family="table-column">
      <style:table-column-properties style:column-width="3.401cm" style:rel-column-width="13107*"/>
    </style:style>
    <style:style style:name="SNR_5f_values.E" style:display-name="SNR_values.E" style:family="table-column">
      <style:table-column-properties style:column-width="3.401cm" style:rel-column-width="13109*"/>
    </style:style>
    <style:style style:name="SNR_5f_values.1" style:display-name="SNR_values.1" style:family="table-row">
      <style:table-row-properties fo:keep-together="auto"/>
    </style:style>
    <style:style style:name="SNR_5f_values.A1" style:display-name="SNR_valu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NR_5f_values.E1" style:display-name="SNR_value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NR_5f_values.A2" style:display-name="SNR_valu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NR_5f_values.E2" style:display-name="SNR_value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1" style:family="table-row">
      <style:table-row-properties style:min-row-height="0.794cm"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E" style:family="table-column">
      <style:table-column-properties style:column-width="3.401cm" style:rel-column-width="13109*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fo:keep-together="auto"/>
    </style:style>
    <style:style style:name="P1" style:family="paragraph" style:parent-style-name="Header">
      <style:text-properties fo:font-size="14pt" officeooo:rsid="00115999" officeooo:paragraph-rsid="00115999" style:font-size-asian="14pt" style:font-size-complex="14pt"/>
    </style:style>
    <style:style style:name="P2" style:family="paragraph" style:parent-style-name="Standard">
      <style:text-properties officeooo:paragraph-rsid="00115999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5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999" officeooo:paragraph-rsid="00115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378a8" officeooo:paragraph-rsid="001378a8"/>
    </style:style>
    <style:style style:name="P7" style:family="paragraph" style:parent-style-name="Text_20_body" style:master-page-name="">
      <style:paragraph-properties style:page-number="auto"/>
      <style:text-properties officeooo:rsid="001378a8" officeooo:paragraph-rsid="001378a8"/>
    </style:style>
    <style:style style:name="P8" style:family="paragraph" style:parent-style-name="Header">
      <style:text-properties fo:font-size="14pt" officeooo:rsid="00115999" officeooo:paragraph-rsid="00115999" style:font-size-asian="14pt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1A06 – GRB190928</text:p>
      <text:p text:style-name="P6">(S-B) / Std SNR</text:p>
      <text:p text:style-name="Text_20_body"><draw:frame draw:style-name="fr1" draw:name="Object1" text:anchor-type="char" svg:width="15.998cm" svg:height="8.999cm" draw:z-index="0"><draw:object xlink:href="./Object 1" xlink:type="simple" xlink:show="embed" xlink:actuate="onLoad" draw:notify-on-update-of-ranges="SNR_values"/><draw:image xlink:href="./ObjectReplacements/Object 1" xlink:type="simple" xlink:show="embed" xlink:actuate="onLoad"/></draw:frame></text:p>
      <table:table table:name="SNR_values" table:style-name="SNR_5f_values" table:template-name="Default Style">
        <table:table-column table:style-name="SNR_5f_values.A"/>
        <table:table-column table:style-name="SNR_5f_values.B"/>
        <table:table-column table:style-name="SNR_5f_values.A"/>
        <table:table-column table:style-name="SNR_5f_values.B"/>
        <table:table-column table:style-name="SNR_5f_values.E"/>
        <table:table-row table:style-name="SNR_5f_values.1">
          <table:table-cell table:style-name="SNR_5f_values.A1" office:value-type="string">
            <text:p text:style-name="P3"/>
          </table:table-cell>
          <table:table-cell table:style-name="SNR_5f_values.A1" office:value-type="string">
            <text:p text:style-name="P5">Q0</text:p>
          </table:table-cell>
          <table:table-cell table:style-name="SNR_5f_values.A1" office:value-type="string">
            <text:p text:style-name="P5">Q1</text:p>
          </table:table-cell>
          <table:table-cell table:style-name="SNR_5f_values.A1" office:value-type="string">
            <text:p text:style-name="P5">Q2</text:p>
          </table:table-cell>
          <table:table-cell table:style-name="SNR_5f_values.E1" office:value-type="string">
            <text:p text:style-name="P5">Q3</text:p>
          </table:table-cell>
        </table:table-row>
        <table:table-row table:style-name="TableLine93855515874224">
          <table:table-cell table:style-name="SNR_5f_values.A2" office:value-type="string">
            <text:p text:style-name="P5">0.1</text:p>
          </table:table-cell>
          <table:table-cell table:style-name="SNR_5f_values.A2" office:value-type="string">
            <text:p text:style-name="P5">37.18</text:p>
          </table:table-cell>
          <table:table-cell table:style-name="SNR_5f_values.A2" office:value-type="string">
            <text:p text:style-name="P5">29.44</text:p>
          </table:table-cell>
          <table:table-cell table:style-name="SNR_5f_values.A2" office:value-type="string">
            <text:p text:style-name="P5">54.98</text:p>
          </table:table-cell>
          <table:table-cell table:style-name="SNR_5f_values.E2" office:value-type="string">
            <text:p text:style-name="P5">37.05</text:p>
          </table:table-cell>
        </table:table-row>
        <table:table-row table:style-name="TableLine93855515797680">
          <table:table-cell table:style-name="SNR_5f_values.A2" office:value-type="string">
            <text:p text:style-name="P5">0.2</text:p>
          </table:table-cell>
          <table:table-cell table:style-name="SNR_5f_values.A2" office:value-type="string">
            <text:p text:style-name="P5">46.66</text:p>
          </table:table-cell>
          <table:table-cell table:style-name="SNR_5f_values.A2" office:value-type="string">
            <text:p text:style-name="P5">40.55</text:p>
          </table:table-cell>
          <table:table-cell table:style-name="SNR_5f_values.A2" office:value-type="string">
            <text:p text:style-name="P5">65.72</text:p>
          </table:table-cell>
          <table:table-cell table:style-name="SNR_5f_values.E2" office:value-type="string">
            <text:p text:style-name="P5">43.59</text:p>
          </table:table-cell>
        </table:table-row>
        <table:table-row table:style-name="TableLine93855515798736">
          <table:table-cell table:style-name="SNR_5f_values.A2" office:value-type="string">
            <text:p text:style-name="P5">0.4</text:p>
          </table:table-cell>
          <table:table-cell table:style-name="SNR_5f_values.A2" office:value-type="string">
            <text:p text:style-name="P5">42.52</text:p>
          </table:table-cell>
          <table:table-cell table:style-name="SNR_5f_values.A2" office:value-type="string">
            <text:p text:style-name="P5">36.02</text:p>
          </table:table-cell>
          <table:table-cell table:style-name="SNR_5f_values.A2" office:value-type="string">
            <text:p text:style-name="P5">79.77</text:p>
          </table:table-cell>
          <table:table-cell table:style-name="SNR_5f_values.E2" office:value-type="string">
            <text:p text:style-name="P5">46.71</text:p>
          </table:table-cell>
        </table:table-row>
        <table:table-row table:style-name="TableLine93855515800000">
          <table:table-cell table:style-name="SNR_5f_values.A2" office:value-type="string">
            <text:p text:style-name="P5">0.5</text:p>
          </table:table-cell>
          <table:table-cell table:style-name="SNR_5f_values.A2" office:value-type="string">
            <text:p text:style-name="P5">44.45</text:p>
          </table:table-cell>
          <table:table-cell table:style-name="SNR_5f_values.A2" office:value-type="string">
            <text:p text:style-name="P5">41.16</text:p>
          </table:table-cell>
          <table:table-cell table:style-name="SNR_5f_values.A2" office:value-type="string">
            <text:p text:style-name="P5">68.84</text:p>
          </table:table-cell>
          <table:table-cell table:style-name="SNR_5f_values.E2" office:value-type="string">
            <text:p text:style-name="P5">49.05</text:p>
          </table:table-cell>
        </table:table-row>
        <table:table-row table:style-name="SNR_5f_values.1">
          <table:table-cell table:style-name="SNR_5f_values.A2" office:value-type="string">
            <text:p text:style-name="P5">1</text:p>
          </table:table-cell>
          <table:table-cell table:style-name="SNR_5f_values.A2" office:value-type="string">
            <text:p text:style-name="P5">50.44</text:p>
          </table:table-cell>
          <table:table-cell table:style-name="SNR_5f_values.A2" office:value-type="string">
            <text:p text:style-name="P5">51.22</text:p>
          </table:table-cell>
          <table:table-cell table:style-name="SNR_5f_values.A2" office:value-type="string">
            <text:p text:style-name="P5">51.91</text:p>
          </table:table-cell>
          <table:table-cell table:style-name="SNR_5f_values.E2" office:value-type="string">
            <text:p text:style-name="P5">47.81</text:p>
          </table:table-cell>
        </table:table-row>
        <table:table-row table:style-name="TableLine93855515778688">
          <table:table-cell table:style-name="SNR_5f_values.A2" office:value-type="string">
            <text:p text:style-name="P5">10</text:p>
          </table:table-cell>
          <table:table-cell table:style-name="SNR_5f_values.A2" office:value-type="string">
            <text:p text:style-name="P5">67.64</text:p>
          </table:table-cell>
          <table:table-cell table:style-name="SNR_5f_values.A2" office:value-type="string">
            <text:p text:style-name="P5">50.82</text:p>
          </table:table-cell>
          <table:table-cell table:style-name="SNR_5f_values.A2" office:value-type="string">
            <text:p text:style-name="P5">84.02</text:p>
          </table:table-cell>
          <table:table-cell table:style-name="SNR_5f_values.E2" office:value-type="string">
            <text:p text:style-name="P5">73.15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aussian SNR</text:p>
      <text:p text:style-name="P1"/>
      <text:p text:style-name="P1"/>
      <text:p text:style-name="P1"><draw:frame draw:style-name="fr2" draw:name="Object2" text:anchor-type="char" svg:width="15.998cm" svg:height="8.999cm" draw:z-index="1"><draw:object xlink:href="./Object 2" xlink:type="simple" xlink:show="embed" xlink:actuate="onLoad" draw:notify-on-update-of-ranges="Table1"/><draw:image xlink:href="./ObjectReplacements/Object 2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Q0</text:p>
          </table:table-cell>
          <table:table-cell table:style-name="Table1.A1" office:value-type="string">
            <text:p text:style-name="P5">Q1</text:p>
          </table:table-cell>
          <table:table-cell table:style-name="Table1.A1" office:value-type="string">
            <text:p text:style-name="P5">Q2</text:p>
          </table:table-cell>
          <table:table-cell table:style-name="Table1.E1" office:value-type="string">
            <text:p text:style-name="P5">Q3</text:p>
          </table:table-cell>
        </table:table-row>
        <table:table-row table:style-name="TableLine93855516060672">
          <table:table-cell table:style-name="Table1.A2" office:value-type="string">
            <text:p text:style-name="P5">0.1</text:p>
          </table:table-cell>
          <table:table-cell table:style-name="Table1.A2" office:value-type="string">
            <text:p text:style-name="P5">13.35</text:p>
          </table:table-cell>
          <table:table-cell table:style-name="Table1.A2" office:value-type="string">
            <text:p text:style-name="P5">10.22</text:p>
          </table:table-cell>
          <table:table-cell table:style-name="Table1.A2" office:value-type="string">
            <text:p text:style-name="P5">20.15</text:p>
          </table:table-cell>
          <table:table-cell table:style-name="Table1.E2" office:value-type="string">
            <text:p text:style-name="P5">13.12</text:p>
          </table:table-cell>
        </table:table-row>
        <table:table-row table:style-name="TableLine93855516062480">
          <table:table-cell table:style-name="Table1.A2" office:value-type="string">
            <text:p text:style-name="P5">0.2</text:p>
          </table:table-cell>
          <table:table-cell table:style-name="Table1.A2" office:value-type="string">
            <text:p text:style-name="P5">16.45</text:p>
          </table:table-cell>
          <table:table-cell table:style-name="Table1.A2" office:value-type="string">
            <text:p text:style-name="P5">14.13</text:p>
          </table:table-cell>
          <table:table-cell table:style-name="Table1.A2" office:value-type="string">
            <text:p text:style-name="P5">22.87</text:p>
          </table:table-cell>
          <table:table-cell table:style-name="Table1.E2" office:value-type="string">
            <text:p text:style-name="P5">15.14</text:p>
          </table:table-cell>
        </table:table-row>
        <table:table-row table:style-name="TableLine93855516063536">
          <table:table-cell table:style-name="Table1.A2" office:value-type="string">
            <text:p text:style-name="P5">0.4</text:p>
          </table:table-cell>
          <table:table-cell table:style-name="Table1.A2" office:value-type="string">
            <text:p text:style-name="P5">15.42</text:p>
          </table:table-cell>
          <table:table-cell table:style-name="Table1.A2" office:value-type="string">
            <text:p text:style-name="P5">12.77</text:p>
          </table:table-cell>
          <table:table-cell table:style-name="Table1.A2" office:value-type="string">
            <text:p text:style-name="P5">28.16</text:p>
          </table:table-cell>
          <table:table-cell table:style-name="Table1.E2" office:value-type="string">
            <text:p text:style-name="P5">16.62</text:p>
          </table:table-cell>
        </table:table-row>
        <table:table-row table:style-name="TableLine93855516064800">
          <table:table-cell table:style-name="Table1.A2" office:value-type="string">
            <text:p text:style-name="P5">0.5</text:p>
          </table:table-cell>
          <table:table-cell table:style-name="Table1.A2" office:value-type="string">
            <text:p text:style-name="P5">16.03</text:p>
          </table:table-cell>
          <table:table-cell table:style-name="Table1.A2" office:value-type="string">
            <text:p text:style-name="P5">14.90</text:p>
          </table:table-cell>
          <table:table-cell table:style-name="Table1.A2" office:value-type="string">
            <text:p text:style-name="P5">24.45</text:p>
          </table:table-cell>
          <table:table-cell table:style-name="Table1.E2" office:value-type="string">
            <text:p text:style-name="P5">17.75</text:p>
          </table:table-cell>
        </table:table-row>
        <table:table-row table:style-name="Table1.6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8.58</text:p>
          </table:table-cell>
          <table:table-cell table:style-name="Table1.A2" office:value-type="string">
            <text:p text:style-name="P5">18.39</text:p>
          </table:table-cell>
          <table:table-cell table:style-name="Table1.A2" office:value-type="string">
            <text:p text:style-name="P5">18.48</text:p>
          </table:table-cell>
          <table:table-cell table:style-name="Table1.E2" office:value-type="string">
            <text:p text:style-name="P5">17.35</text:p>
          </table:table-cell>
        </table:table-row>
        <table:table-row table:style-name="TableLine93855516067264"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35.09</text:p>
          </table:table-cell>
          <table:table-cell table:style-name="Table1.A2" office:value-type="string">
            <text:p text:style-name="P5">32.68</text:p>
          </table:table-cell>
          <table:table-cell table:style-name="Table1.A2" office:value-type="string">
            <text:p text:style-name="P5">42.87</text:p>
          </table:table-cell>
          <table:table-cell table:style-name="Table1.E2" office:value-type="string">
            <text:p text:style-name="P5">35.72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oisson SNR</text:p>
      <text:p text:style-name="P1"/>
      <text:p text:style-name="P1"/>
      <text:p text:style-name="P1"><draw:frame draw:style-name="fr1" draw:name="Object3" text:anchor-type="char" svg:width="15.998cm" svg:height="8.999cm" draw:z-index="2"><draw:object xlink:href="./Object 3" xlink:type="simple" xlink:show="embed" xlink:actuate="onLoad" draw:notify-on-update-of-ranges="Table2"/><draw:image xlink:href="./ObjectReplacements/Object 3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Q0</text:p>
          </table:table-cell>
          <table:table-cell table:style-name="Table2.A1" office:value-type="string">
            <text:p text:style-name="P5">Q1</text:p>
          </table:table-cell>
          <table:table-cell table:style-name="Table2.A1" office:value-type="string">
            <text:p text:style-name="P5">Q2</text:p>
          </table:table-cell>
          <table:table-cell table:style-name="Table2.E1" office:value-type="string">
            <text:p text:style-name="P5">Q3</text:p>
          </table:table-cell>
        </table:table-row>
        <table:table-row table:style-name="TableLine93855516112592">
          <table:table-cell table:style-name="Table2.A2" office:value-type="string">
            <text:p text:style-name="P5">0.1</text:p>
          </table:table-cell>
          <table:table-cell table:style-name="Table2.A2" office:value-type="string">
            <text:p text:style-name="P5">10.86</text:p>
          </table:table-cell>
          <table:table-cell table:style-name="Table2.A2" office:value-type="string">
            <text:p text:style-name="P5">8.45</text:p>
          </table:table-cell>
          <table:table-cell table:style-name="Table2.A2" office:value-type="string">
            <text:p text:style-name="P5">15.84</text:p>
          </table:table-cell>
          <table:table-cell table:style-name="Table2.E2" office:value-type="string">
            <text:p text:style-name="P5">10.32</text:p>
          </table:table-cell>
        </table:table-row>
        <table:table-row table:style-name="TableLine93855516114656">
          <table:table-cell table:style-name="Table2.A2" office:value-type="string">
            <text:p text:style-name="P5">0.2</text:p>
          </table:table-cell>
          <table:table-cell table:style-name="Table2.A2" office:value-type="string">
            <text:p text:style-name="P5">48.45</text:p>
          </table:table-cell>
          <table:table-cell table:style-name="Table2.A2" office:value-type="string">
            <text:p text:style-name="P5">41.38</text:p>
          </table:table-cell>
          <table:table-cell table:style-name="Table2.A2" office:value-type="string">
            <text:p text:style-name="P5">66.34</text:p>
          </table:table-cell>
          <table:table-cell table:style-name="Table2.E2" office:value-type="string">
            <text:p text:style-name="P5">42.75</text:p>
          </table:table-cell>
        </table:table-row>
        <table:table-row table:style-name="TableLine93855516115712">
          <table:table-cell table:style-name="Table2.A2" office:value-type="string">
            <text:p text:style-name="P5">0.4</text:p>
          </table:table-cell>
          <table:table-cell table:style-name="Table2.A2" office:value-type="string">
            <text:p text:style-name="P5">64.00</text:p>
          </table:table-cell>
          <table:table-cell table:style-name="Table2.A2" office:value-type="string">
            <text:p text:style-name="P5">53.65</text:p>
          </table:table-cell>
          <table:table-cell table:style-name="Table2.A2" office:value-type="string">
            <text:p text:style-name="P5">116.41</text:p>
          </table:table-cell>
          <table:table-cell table:style-name="Table2.E2" office:value-type="string">
            <text:p text:style-name="P5">66.96</text:p>
          </table:table-cell>
        </table:table-row>
        <table:table-row table:style-name="TableLine93855516116976">
          <table:table-cell table:style-name="Table2.A2" office:value-type="string">
            <text:p text:style-name="P5">0.5</text:p>
          </table:table-cell>
          <table:table-cell table:style-name="Table2.A2" office:value-type="string">
            <text:p text:style-name="P5">75.20</text:p>
          </table:table-cell>
          <table:table-cell table:style-name="Table2.A2" office:value-type="string">
            <text:p text:style-name="P5">69.98</text:p>
          </table:table-cell>
          <table:table-cell table:style-name="Table2.A2" office:value-type="string">
            <text:p text:style-name="P5">113.85</text:p>
          </table:table-cell>
          <table:table-cell table:style-name="Table2.E2" office:value-type="string">
            <text:p text:style-name="P5">79.39</text:p>
          </table:table-cell>
        </table:table-row>
        <table:table-row table:style-name="Table2.6"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59.99</text:p>
          </table:table-cell>
          <table:table-cell table:style-name="Table2.A2" office:value-type="string">
            <text:p text:style-name="P5">60.05</text:p>
          </table:table-cell>
          <table:table-cell table:style-name="Table2.A2" office:value-type="string">
            <text:p text:style-name="P5">59.65</text:p>
          </table:table-cell>
          <table:table-cell table:style-name="Table2.E2" office:value-type="string">
            <text:p text:style-name="P5">54.63</text:p>
          </table:table-cell>
        </table:table-row>
        <table:table-row table:style-name="TableLine93855515854016"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38.19</text:p>
          </table:table-cell>
          <table:table-cell table:style-name="Table2.A2" office:value-type="string">
            <text:p text:style-name="P5">35.69</text:p>
          </table:table-cell>
          <table:table-cell table:style-name="Table2.A2" office:value-type="string">
            <text:p text:style-name="P5">45.72</text:p>
          </table:table-cell>
          <table:table-cell table:style-name="Table2.E2" office:value-type="string">
            <text:p text:style-name="P5">39.7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9T13:07:28.372987473</meta:creation-date>
    <dc:date>2023-06-29T13:27:33.539316707</dc:date>
    <meta:editing-duration>PT5M4S</meta:editing-duration>
    <meta:editing-cycles>2</meta:editing-cycles>
    <meta:generator>LibreOffice/6.4.7.2$Linux_X86_64 LibreOffice_project/40$Build-2</meta:generator>
    <meta:document-statistic meta:table-count="3" meta:image-count="0" meta:object-count="3" meta:page-count="3" meta:paragraph-count="106" meta:word-count="112" meta:character-count="486" meta:non-whitespace-character-count="47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7.016cm" svg:y="0.315cm" chart:style-name="ch2">
          <text:p>SNR S-B</text:p>
        </chart:title>
        <chart:legend chart:legend-position="end" svg:x="14.793cm" svg:y="3.453cm" style:legend-expansion="high" chart:style-name="ch3"/>
        <chart:plot-area chart:style-name="ch4" table:cell-range-address="SNR_values.$A$2:.$A$7 SNR_values.$B$1:.$E$7" chart:data-source-has-labels="both" svg:x="1.33cm" svg:y="1.273cm" svg:width="13.144cm" svg:height="6.566cm">
          <chartooo:coordinate-region svg:x="1.951cm" svg:y="1.472cm" svg:width="12.523cm" svg:height="5.72cm"/>
          <chart:axis chart:dimension="x" chart:name="primary-x" chart:style-name="ch5" chartooo:axis-type="auto">
            <chartooo:date-scale/>
            <chart:title svg:x="7.17cm" svg:y="8.018cm" chart:style-name="ch6">
              <text:p>Bin Sizes</text:p>
            </chart:title>
            <chart:categories table:cell-range-address="SNR_values.$A$2:.$A$7"/>
          </chart:axis>
          <chart:axis chart:dimension="y" chart:name="primary-y" chart:style-name="ch7">
            <chart:title svg:x="0.451cm" svg:y="4.957cm" chart:style-name="ch8">
              <text:p>SNR</text:p>
            </chart:title>
            <chart:grid chart:style-name="ch9" chart:class="major"/>
          </chart:axis>
          <chart:series chart:style-name="ch10" chart:values-cell-range-address="SNR_values.$B$2:.$B$7" chart:label-cell-address="SNR_values.$B$1" chart:class="chart:bar">
            <chart:data-point chart:repeated="6"/>
          </chart:series>
          <chart:series chart:style-name="ch11" chart:values-cell-range-address="SNR_values.$C$2:.$C$7" chart:label-cell-address="SNR_values.$C$1" chart:class="chart:bar">
            <chart:data-point chart:repeated="6"/>
          </chart:series>
          <chart:series chart:style-name="ch12" chart:values-cell-range-address="SNR_values.$D$2:.$D$7" chart:label-cell-address="SNR_values.$D$1" chart:class="chart:bar">
            <chart:data-point chart:repeated="6"/>
          </chart:series>
          <chart:series chart:style-name="ch13" chart:values-cell-range-address="SNR_values.$E$2:.$E$7" chart:label-cell-address="SNR_values.$E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0</text:p>
                <draw:g>
                  <svg:desc>SNR_values.$B$1</svg:desc>
                </draw:g>
              </table:table-cell>
              <table:table-cell office:value-type="string">
                <text:p>Q1</text:p>
                <draw:g>
                  <svg:desc>SNR_values.$C$1</svg:desc>
                </draw:g>
              </table:table-cell>
              <table:table-cell office:value-type="string">
                <text:p>Q2</text:p>
                <draw:g>
                  <svg:desc>SNR_values.$D$1</svg:desc>
                </draw:g>
              </table:table-cell>
              <table:table-cell office:value-type="string">
                <text:p>Q3</text:p>
                <draw:g>
                  <svg:desc>SNR_values.$E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SNR_values.$A$2:.$A$7</svg:desc>
                </draw:g>
              </table:table-cell>
              <table:table-cell office:value-type="float" office:value="37.18">
                <text:p>37.18</text:p>
                <draw:g>
                  <svg:desc>SNR_values.$B$2:.$B$7</svg:desc>
                </draw:g>
              </table:table-cell>
              <table:table-cell office:value-type="float" office:value="29.44">
                <text:p>29.44</text:p>
                <draw:g>
                  <svg:desc>SNR_values.$C$2:.$C$7</svg:desc>
                </draw:g>
              </table:table-cell>
              <table:table-cell office:value-type="float" office:value="54.98">
                <text:p>54.98</text:p>
                <draw:g>
                  <svg:desc>SNR_values.$D$2:.$D$7</svg:desc>
                </draw:g>
              </table:table-cell>
              <table:table-cell office:value-type="float" office:value="37.05">
                <text:p>37.05</text:p>
                <draw:g>
                  <svg:desc>SNR_values.$E$2:.$E$7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46.66">
                <text:p>46.66</text:p>
              </table:table-cell>
              <table:table-cell office:value-type="float" office:value="40.55">
                <text:p>40.55</text:p>
              </table:table-cell>
              <table:table-cell office:value-type="float" office:value="65.72">
                <text:p>65.72</text:p>
              </table:table-cell>
              <table:table-cell office:value-type="float" office:value="43.59">
                <text:p>43.5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42.52">
                <text:p>42.52</text:p>
              </table:table-cell>
              <table:table-cell office:value-type="float" office:value="36.02">
                <text:p>36.02</text:p>
              </table:table-cell>
              <table:table-cell office:value-type="float" office:value="79.77">
                <text:p>79.77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44.45">
                <text:p>44.45</text:p>
              </table:table-cell>
              <table:table-cell office:value-type="float" office:value="41.16">
                <text:p>41.16</text:p>
              </table:table-cell>
              <table:table-cell office:value-type="float" office:value="68.84">
                <text:p>68.84</text:p>
              </table:table-cell>
              <table:table-cell office:value-type="float" office:value="49.05">
                <text:p>49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0.44">
                <text:p>50.44</text:p>
              </table:table-cell>
              <table:table-cell office:value-type="float" office:value="51.22">
                <text:p>51.22</text:p>
              </table:table-cell>
              <table:table-cell office:value-type="float" office:value="51.91">
                <text:p>51.91</text:p>
              </table:table-cell>
              <table:table-cell office:value-type="float" office:value="47.81">
                <text:p>47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64">
                <text:p>67.64</text:p>
              </table:table-cell>
              <table:table-cell office:value-type="float" office:value="50.82">
                <text:p>50.82</text:p>
              </table:table-cell>
              <table:table-cell office:value-type="float" office:value="84.02">
                <text:p>84.02</text:p>
              </table:table-cell>
              <table:table-cell office:value-type="float" office:value="73.15">
                <text:p>73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6.447cm" svg:y="0.315cm" chart:style-name="ch2">
          <text:p>Gaussian SNR</text:p>
        </chart:title>
        <chart:legend chart:legend-position="end" svg:x="14.793cm" svg:y="3.453cm" style:legend-expansion="high" chart:style-name="ch3"/>
        <chart:plot-area chart:style-name="ch4" table:cell-range-address="Table1.$A$2:.$A$7 Table1.$B$1:.$E$7" chart:data-source-has-labels="both" svg:x="1.33cm" svg:y="1.273cm" svg:width="13.144cm" svg:height="6.566cm">
          <chartooo:coordinate-region svg:x="1.951cm" svg:y="1.472cm" svg:width="12.523cm" svg:height="5.72cm"/>
          <chart:axis chart:dimension="x" chart:name="primary-x" chart:style-name="ch5" chartooo:axis-type="auto">
            <chartooo:date-scale/>
            <chart:title svg:x="7.17cm" svg:y="8.018cm" chart:style-name="ch6">
              <text:p>Bin Sizes</text:p>
            </chart:title>
            <chart:categories table:cell-range-address="Table1.$A$2:.$A$7"/>
          </chart:axis>
          <chart:axis chart:dimension="y" chart:name="primary-y" chart:style-name="ch7">
            <chart:title svg:x="0.451cm" svg:y="4.957cm" chart:style-name="ch8">
              <text:p>SNR</text:p>
            </chart:title>
            <chart:grid chart:style-name="ch9" chart:class="major"/>
          </chart:axis>
          <chart:series chart:style-name="ch10" chart:values-cell-range-address="Table1.$B$2:.$B$7" chart:label-cell-address="Table1.$B$1" chart:class="chart:bar">
            <chart:data-point chart:repeated="6"/>
          </chart:series>
          <chart:series chart:style-name="ch11" chart:values-cell-range-address="Table1.$C$2:.$C$7" chart:label-cell-address="Table1.$C$1" chart:class="chart:bar">
            <chart:data-point chart:repeated="6"/>
          </chart:series>
          <chart:series chart:style-name="ch12" chart:values-cell-range-address="Table1.$D$2:.$D$7" chart:label-cell-address="Table1.$D$1" chart:class="chart:bar">
            <chart:data-point chart:repeated="6"/>
          </chart:series>
          <chart:series chart:style-name="ch13" chart:values-cell-range-address="Table1.$E$2:.$E$7" chart:label-cell-address="Table1.$E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0</text:p>
                <draw:g>
                  <svg:desc>Table1.$B$1</svg:desc>
                </draw:g>
              </table:table-cell>
              <table:table-cell office:value-type="string">
                <text:p>Q1</text:p>
                <draw:g>
                  <svg:desc>Table1.$C$1</svg:desc>
                </draw:g>
              </table:table-cell>
              <table:table-cell office:value-type="string">
                <text:p>Q2</text:p>
                <draw:g>
                  <svg:desc>Table1.$D$1</svg:desc>
                </draw:g>
              </table:table-cell>
              <table:table-cell office:value-type="string">
                <text:p>Q3</text:p>
                <draw:g>
                  <svg:desc>Table1.$E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Table1.$A$2:.$A$7</svg:desc>
                </draw:g>
              </table:table-cell>
              <table:table-cell office:value-type="float" office:value="13.35">
                <text:p>13.35</text:p>
                <draw:g>
                  <svg:desc>Table1.$B$2:.$B$7</svg:desc>
                </draw:g>
              </table:table-cell>
              <table:table-cell office:value-type="float" office:value="10.22">
                <text:p>10.22</text:p>
                <draw:g>
                  <svg:desc>Table1.$C$2:.$C$7</svg:desc>
                </draw:g>
              </table:table-cell>
              <table:table-cell office:value-type="float" office:value="20.15">
                <text:p>20.15</text:p>
                <draw:g>
                  <svg:desc>Table1.$D$2:.$D$7</svg:desc>
                </draw:g>
              </table:table-cell>
              <table:table-cell office:value-type="float" office:value="13.12">
                <text:p>13.12</text:p>
                <draw:g>
                  <svg:desc>Table1.$E$2:.$E$7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6.45">
                <text:p>16.45</text:p>
              </table:table-cell>
              <table:table-cell office:value-type="float" office:value="14.13">
                <text:p>14.13</text:p>
              </table:table-cell>
              <table:table-cell office:value-type="float" office:value="22.87">
                <text:p>22.87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5.42">
                <text:p>15.42</text:p>
              </table:table-cell>
              <table:table-cell office:value-type="float" office:value="12.77">
                <text:p>12.77</text:p>
              </table:table-cell>
              <table:table-cell office:value-type="float" office:value="28.16">
                <text:p>28.16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6.03">
                <text:p>16.03</text:p>
              </table:table-cell>
              <table:table-cell office:value-type="float" office:value="14.9">
                <text:p>14.9</text:p>
              </table:table-cell>
              <table:table-cell office:value-type="float" office:value="24.45">
                <text:p>24.4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8.58">
                <text:p>18.58</text:p>
              </table:table-cell>
              <table:table-cell office:value-type="float" office:value="18.39">
                <text:p>18.39</text:p>
              </table:table-cell>
              <table:table-cell office:value-type="float" office:value="18.48">
                <text:p>18.48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09">
                <text:p>35.09</text:p>
              </table:table-cell>
              <table:table-cell office:value-type="float" office:value="32.68">
                <text:p>32.68</text:p>
              </table:table-cell>
              <table:table-cell office:value-type="float" office:value="42.87">
                <text:p>42.87</text:p>
              </table:table-cell>
              <table:table-cell office:value-type="float" office:value="35.72">
                <text:p>35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6.593cm" svg:y="0.315cm" chart:style-name="ch2">
          <text:p>Poisson SNR</text:p>
        </chart:title>
        <chart:legend chart:legend-position="end" svg:x="14.793cm" svg:y="3.453cm" style:legend-expansion="high" chart:style-name="ch3"/>
        <chart:plot-area chart:style-name="ch4" table:cell-range-address="Table2.$A$2:.$A$7 Table2.$B$1:.$E$7" chart:data-source-has-labels="both" svg:x="1.33cm" svg:y="1.273cm" svg:width="13.144cm" svg:height="6.566cm">
          <chartooo:coordinate-region svg:x="2.137cm" svg:y="1.473cm" svg:width="12.337cm" svg:height="5.719cm"/>
          <chart:axis chart:dimension="x" chart:name="primary-x" chart:style-name="ch5" chartooo:axis-type="auto">
            <chartooo:date-scale/>
            <chart:title svg:x="7.17cm" svg:y="8.018cm" chart:style-name="ch6">
              <text:p>Bin Sizes</text:p>
            </chart:title>
            <chart:categories table:cell-range-address="Table2.$A$2:.$A$7"/>
          </chart:axis>
          <chart:axis chart:dimension="y" chart:name="primary-y" chart:style-name="ch7">
            <chart:title svg:x="0.451cm" svg:y="4.957cm" chart:style-name="ch8">
              <text:p>SNR</text:p>
            </chart:title>
            <chart:grid chart:style-name="ch9" chart:class="major"/>
          </chart:axis>
          <chart:series chart:style-name="ch10" chart:values-cell-range-address="Table2.$B$2:.$B$7" chart:label-cell-address="Table2.$B$1" chart:class="chart:bar">
            <chart:data-point chart:repeated="6"/>
          </chart:series>
          <chart:series chart:style-name="ch11" chart:values-cell-range-address="Table2.$C$2:.$C$7" chart:label-cell-address="Table2.$C$1" chart:class="chart:bar">
            <chart:data-point chart:repeated="6"/>
          </chart:series>
          <chart:series chart:style-name="ch12" chart:values-cell-range-address="Table2.$D$2:.$D$7" chart:label-cell-address="Table2.$D$1" chart:class="chart:bar">
            <chart:data-point chart:repeated="6"/>
          </chart:series>
          <chart:series chart:style-name="ch13" chart:values-cell-range-address="Table2.$E$2:.$E$7" chart:label-cell-address="Table2.$E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0</text:p>
                <draw:g>
                  <svg:desc>Table2.$B$1</svg:desc>
                </draw:g>
              </table:table-cell>
              <table:table-cell office:value-type="string">
                <text:p>Q1</text:p>
                <draw:g>
                  <svg:desc>Table2.$C$1</svg:desc>
                </draw:g>
              </table:table-cell>
              <table:table-cell office:value-type="string">
                <text:p>Q2</text:p>
                <draw:g>
                  <svg:desc>Table2.$D$1</svg:desc>
                </draw:g>
              </table:table-cell>
              <table:table-cell office:value-type="string">
                <text:p>Q3</text:p>
                <draw:g>
                  <svg:desc>Table2.$E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Table2.$A$2:.$A$7</svg:desc>
                </draw:g>
              </table:table-cell>
              <table:table-cell office:value-type="float" office:value="10.86">
                <text:p>10.86</text:p>
                <draw:g>
                  <svg:desc>Table2.$B$2:.$B$7</svg:desc>
                </draw:g>
              </table:table-cell>
              <table:table-cell office:value-type="float" office:value="8.45">
                <text:p>8.45</text:p>
                <draw:g>
                  <svg:desc>Table2.$C$2:.$C$7</svg:desc>
                </draw:g>
              </table:table-cell>
              <table:table-cell office:value-type="float" office:value="15.84">
                <text:p>15.84</text:p>
                <draw:g>
                  <svg:desc>Table2.$D$2:.$D$7</svg:desc>
                </draw:g>
              </table:table-cell>
              <table:table-cell office:value-type="float" office:value="10.32">
                <text:p>10.32</text:p>
                <draw:g>
                  <svg:desc>Table2.$E$2:.$E$7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48.45">
                <text:p>48.45</text:p>
              </table:table-cell>
              <table:table-cell office:value-type="float" office:value="41.38">
                <text:p>41.38</text:p>
              </table:table-cell>
              <table:table-cell office:value-type="float" office:value="66.34">
                <text:p>66.34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64">
                <text:p>64</text:p>
              </table:table-cell>
              <table:table-cell office:value-type="float" office:value="53.65">
                <text:p>53.65</text:p>
              </table:table-cell>
              <table:table-cell office:value-type="float" office:value="116.41">
                <text:p>116.41</text:p>
              </table:table-cell>
              <table:table-cell office:value-type="float" office:value="66.96">
                <text:p>66.9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5.2">
                <text:p>75.2</text:p>
              </table:table-cell>
              <table:table-cell office:value-type="float" office:value="69.98">
                <text:p>69.98</text:p>
              </table:table-cell>
              <table:table-cell office:value-type="float" office:value="113.85">
                <text:p>113.85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9.99">
                <text:p>59.99</text:p>
              </table:table-cell>
              <table:table-cell office:value-type="float" office:value="60.05">
                <text:p>60.05</text:p>
              </table:table-cell>
              <table:table-cell office:value-type="float" office:value="59.65">
                <text:p>59.65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19">
                <text:p>38.19</text:p>
              </table:table-cell>
              <table:table-cell office:value-type="float" office:value="35.69">
                <text:p>35.69</text:p>
              </table:table-cell>
              <table:table-cell office:value-type="float" office:value="45.72">
                <text:p>45.72</text:p>
              </table:table-cell>
              <table:table-cell office:value-type="float" office:value="39.72">
                <text:p>39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